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13200002462000004F0A350BA5B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MingLiU" svg:font-family="MingLi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9.5cm" style:rel-column-width="32767*"/>
    </style:style>
    <style:style style:name="表格1.B" style:family="table-column">
      <style:table-column-properties style:column-width="9.5cm" style:rel-column-width="3276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2" style:family="table">
      <style:table-properties style:width="19.001cm" table:align="margins"/>
    </style:style>
    <style:style style:name="表格2.A" style:family="table-column">
      <style:table-column-properties style:column-width="9.5cm" style:rel-column-width="32767*"/>
    </style:style>
    <style:style style:name="表格2.B" style:family="table-column">
      <style:table-column-properties style:column-width="9.5cm" style:rel-column-width="32768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3" style:family="table">
      <style:table-properties style:width="19.001cm" table:align="margins"/>
    </style:style>
    <style:style style:name="表格3.A" style:family="table-column">
      <style:table-column-properties style:column-width="9.5cm" style:rel-column-width="32767*"/>
    </style:style>
    <style:style style:name="表格3.B" style:family="table-column">
      <style:table-column-properties style:column-width="9.5cm" style:rel-column-width="32768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4" style:family="table">
      <style:table-properties style:width="19.001cm" table:align="margins"/>
    </style:style>
    <style:style style:name="表格4.A" style:family="table-column">
      <style:table-column-properties style:column-width="9.5cm" style:rel-column-width="32767*"/>
    </style:style>
    <style:style style:name="表格4.B" style:family="table-column">
      <style:table-column-properties style:column-width="9.5cm" style:rel-column-width="32768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language-asian="zh" style:country-asian="TW"/>
    </style:style>
    <style:style style:name="P3" style:family="paragraph" style:parent-style-name="Standard">
      <style:text-properties fo:font-weight="bold" style:letter-kerning="true" style:font-weight-asian="bold"/>
    </style:style>
    <style:style style:name="P4" style:family="paragraph" style:parent-style-name="Standard">
      <style:text-properties fo:font-weight="bold" style:language-asian="zh" style:country-asian="TW" style:font-weight-asian="bold" style:font-weight-complex="bold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text-properties style:language-asian="zh" style:country-asian="TW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style:language-asian="zh" style:country-asian="TW" style:font-weight-asian="bold" style:font-weight-complex="bold"/>
    </style:style>
    <style:style style:name="P9" style:family="paragraph" style:parent-style-name="Standard">
      <style:text-properties fo:font-weight="bold" style:letter-kerning="true" style:language-asian="zh" style:country-asian="TW" style:font-weight-asian="bold" style:font-weight-complex="bold"/>
    </style:style>
    <style:style style:name="P10" style:family="paragraph" style:parent-style-name="Standard">
      <style:text-properties fo:font-weight="bold" style:letter-kerning="true" style:font-weight-asian="bold"/>
    </style:style>
    <style:style style:name="P11" style:family="paragraph" style:parent-style-name="Standard">
      <style:text-properties fo:color="#0000ff" fo:font-weight="bold" style:letter-kerning="true" style:font-weight-asian="bold"/>
    </style:style>
    <style:style style:name="P12" style:family="paragraph" style:parent-style-name="Standard">
      <style:text-properties fo:color="#0000ff" fo:font-weight="bold" style:letter-kerning="true" style:language-asian="zh" style:country-asian="TW" style:font-weight-asian="bold"/>
    </style:style>
    <style:style style:name="P13" style:family="paragraph" style:parent-style-name="Standard">
      <style:text-properties fo:color="#0000ff" fo:font-weight="bold" style:letter-kerning="true" style:language-asian="zh" style:country-asian="TW" style:font-weight-asian="bold" style:font-weight-complex="bold"/>
    </style:style>
    <style:style style:name="P14" style:family="paragraph" style:parent-style-name="Standard">
      <style:text-properties fo:color="#ff0000" fo:font-weight="bold" style:letter-kerning="true" style:language-asian="zh" style:country-asian="TW" style:font-weight-asian="bold" style:font-weight-complex="bold"/>
    </style:style>
    <style:style style:name="P15" style:family="paragraph" style:parent-style-name="Table_20_Contents">
      <style:text-properties fo:font-weight="bold" style:language-asian="zh" style:country-asian="TW" style:font-weight-asian="bold" style:font-weight-complex="bold"/>
    </style:style>
    <style:style style:name="P16" style:family="paragraph" style:parent-style-name="Table_20_Contents">
      <style:text-properties fo:font-weight="bold" style:letter-kerning="true" style:language-asian="zh" style:country-asian="TW" style:font-weight-asian="bold" style:font-weight-complex="bold"/>
    </style:style>
    <style:style style:name="P17" style:family="paragraph" style:parent-style-name="Table_20_Contents">
      <style:text-properties style:language-asian="zh" style:country-asian="TW"/>
    </style:style>
    <style:style style:name="P18" style:family="paragraph" style:parent-style-name="Table_20_Contents">
      <style:text-properties fo:color="#0000ff" fo:font-weight="bold" style:language-asian="zh" style:country-asian="TW" style:font-weight-asian="bold" style:font-weight-complex="bold"/>
    </style:style>
    <style:style style:name="P19" style:family="paragraph" style:parent-style-name="Table_20_Contents">
      <style:text-properties fo:color="#ff0000" fo:font-weight="bold" style:language-asian="zh" style:country-asian="TW" style:font-weight-asian="bold" style:font-weight-complex="bold"/>
    </style:style>
    <style:style style:name="T1" style:family="text">
      <style:text-properties style:language-asian="zh" style:country-asian="TW"/>
    </style:style>
    <style:style style:name="T2" style:family="text">
      <style:text-properties style:language-asian="zh" style:country-asian="TW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style:font-name-asian="Times New Roman" style:language-asian="zh" style:country-asian="TW" style:font-weight-complex="bold"/>
    </style:style>
    <style:style style:name="T5" style:family="text">
      <style:text-properties fo:font-weight="bold" style:letter-kerning="true" style:language-asian="zh" style:country-asian="TW" style:font-weight-asian="bold" style:font-weight-complex="bold"/>
    </style:style>
    <style:style style:name="T6" style:family="text">
      <style:text-properties fo:font-weight="bold" style:language-asian="zh" style:country-asian="TW" style:font-weight-asian="bold" style:font-weight-complex="bold"/>
    </style:style>
    <style:style style:name="T7" style:family="text">
      <style:text-properties style:letter-kerning="true"/>
    </style:style>
    <style:style style:name="T8" style:family="text">
      <style:text-properties style:letter-kerning="true" style:language-asian="zh" style:country-asian="TW"/>
    </style:style>
    <style:style style:name="T9" style:family="text">
      <style:text-properties style:letter-kerning="true" style:font-name-asian="Times New Roman" style:language-asian="zh" style:country-asian="TW"/>
    </style:style>
    <style:style style:name="T10" style:family="text">
      <style:text-properties fo:color="#0000ff"/>
    </style:style>
    <style:style style:name="T11" style:family="text">
      <style:text-properties fo:color="#0000ff" style:language-asian="zh" style:country-asian="TW" style:font-weight-complex="bold"/>
    </style:style>
    <style:style style:name="T12" style:family="text">
      <style:text-properties fo:color="#ff0000"/>
    </style:style>
    <style:style style:name="fr1" style:family="graphic" style:parent-style-name="Graphics">
      <style:graphic-properties fo:margin-top="0cm" fo:margin-bottom="0cm" style:vertical-pos="from-top" style:mirror="none" fo:clip="rect(-0.076cm, -0.076cm, -0.076cm, -0.076cm)" draw:luminance="0%" draw:contrast="0%" draw:red="0%" draw:green="0%" draw:blue="0%" draw:gamma="100%" draw:color-inversion="false" draw:image-opacity="100%" draw:color-mode="standard" TexMathsArgs="12§latex§\begin{eqnarray}&#10;f(n) = \left\{&#10; \begin{array}{c}&#10;   0 \qquad;   n = 0 \\&#10;   1 \qquad;   n = 1 \\&#10;   f(n-1)+f(n-2)  ; n &gt; 2&#10; \end{array}&#10;\right.&#10;\end{eqnarray}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金門大學資訊工程系 101 學年度上學期 視窗程式設計 期中考 (解答) 出題者：陳鍾誠</text:p>
      <text:p text:style-name="P5">考生姓名： <text:s text:c="47"/>學號： <text:s text:c="43"/>得分：</text:p>
      <text:p text:style-name="P2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8">1. C# 基本運算解釋 (最好附上範例) (15%)</text:p>
            <text:p text:style-name="P8">(a) &gt;&gt;</text:p>
            <text:p text:style-name="P18">右移運算，例如 x &gt;&gt; 3 代表將變數 x 右移三個位元。</text:p>
            <text:p text:style-name="P8"/>
            <text:p text:style-name="P8">(b) &amp;&amp;</text:p>
            <text:p text:style-name="P18">邏輯AND 運算，例如 (x&gt;=60 &amp;&amp; x &lt;= 100) 代表布林值 x &gt;= 60 與 x &lt;=100 作邏輯和運算。</text:p>
            <text:p text:style-name="P8"/>
            <text:p text:style-name="P8"/>
            <text:p text:style-name="P8">(c) ^</text:p>
            <text:p text:style-name="P18">位元的 XOR運算，假如 x=0x00FF ，則 (x ^ 0x0FF0) 會變成 0x0F0F。(請以二進位角度想會比較容易)</text:p>
            <text:p text:style-name="P18"/>
            <text:p text:style-name="P8">(d) %</text:p>
            <text:p text:style-name="P18">整數的取餘數運算，假如 x=34，則 (x%5) 結果會是 4。</text:p>
            <text:p text:style-name="P8"/>
            <text:p text:style-name="P8">(e) ! </text:p>
            <text:p text:style-name="P18">邏輯的 not 運算，例如 x = true，則 !x 結果會是 false</text:p>
            <text:p text:style-name="P8"/>
            <text:p text:style-name="P6"/>
          </table:table-cell>
          <table:table-cell table:style-name="表格1.B1" office:value-type="string">
            <text:p text:style-name="P3">2. 請說明下列<text:span text:style-name="T3"> </text:span>C# 關鍵字的用途 <text:span text:style-name="T2">(最好附上範例) (15%)</text:span></text:p>
            <text:p text:style-name="P3">(a) this</text:p>
            <text:p text:style-name="P11"><text:span text:style-name="T1">物件導向中用來代表自己這個物件的關鍵字，例如：this.x 代表該物件本身的 x 欄位變數。</text:span></text:p>
            <text:p text:style-name="P3">(b) base</text:p>
            <text:p text:style-name="P11"><text:span text:style-name="T1">物件導向中用來代表父物件的關鍵字，例如：base.y 代表父物件的 y 欄位變數。</text:span></text:p>
            <text:p text:style-name="P3">(c) public</text:p>
            <text:p text:style-name="P11"><text:span text:style-name="T1">物件導向中用來設定某欄位或函數為「公開」的關鍵字，例如 class Obj { public int x; public int f(); …} 代表 Obj 的 x 欄位與成員函數 f 都是公開的，也就是可以讓其他物件任意存取的。</text:span></text:p>
            <text:p text:style-name="P3">(d) void</text:p>
            <text:p text:style-name="P11">void 代表無形態，通常<text:span text:style-name="T1">是用來代表函數不傳回值的關鍵字，例如 void f() { …. } 代表函數 f 不會傳回任何值。</text:span></text:p>
            <text:p text:style-name="P3">(e) static</text:p>
            <text:p text:style-name="P11">static 代表<text:span text:style-name="T1">靜態欄位或函數，靜態在 C# 當中是指類別的成員，而非物件的成員，例如class Obj { static int x; static int f(); …}。代表 x 與 f 都是類別成員，不需要建立物件就可以使用的。</text:span>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7"><text:span text:style-name="T1">3. </text:span><text:span text:style-name="T8">請寫出一個</text:span><text:span text:style-name="T9"> </text:span><text:span text:style-name="T8">C# 程式可以印出</text:span><text:span text:style-name="T9">以下結果，其中的 </text:span><text:span text:style-name="T9">XXX 為你的真實姓名。</text:span><text:span text:style-name="T9"> </text:span><text:span text:style-name="T8">(10%)<text:line-break/></text:span></text:p>
            <text:p text:style-name="P8"><text:span text:style-name="T7">&gt; </text:span><text:span text:style-name="T7">Hi !你好！</text:span></text:p>
            <text:p text:style-name="P8"><text:span text:style-name="T7">&gt; </text:span><text:span text:style-name="T7">我是的姓名是：XXX</text:span></text:p>
            <text:p text:style-name="P16"/>
            <text:p text:style-name="P18">using System;</text:p>
            <text:p text:style-name="P18"/>
            <text:p text:style-name="P18">class Program</text:p>
            <text:p text:style-name="P18">{</text:p>
            <text:p text:style-name="P18"><text:s text:c="4"/>static void Main(string[] args)</text:p>
            <text:p text:style-name="P18"><text:s text:c="4"/>{</text:p>
            <text:p text:style-name="P18"><text:s text:c="8"/>Console.WriteLine("&gt; Hi !你好！");</text:p>
            <text:p text:style-name="P18"><text:s text:c="8"/>Console.WriteLine("&gt; 我是的姓名是：陳鍾誠");</text:p>
            <text:p text:style-name="P18"><text:s text:c="4"/>}</text:p>
            <text:p text:style-name="P18">}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6"/>
          </table:table-cell>
          <table:table-cell table:style-name="表格2.B1" office:value-type="string">
            <text:p text:style-name="P3">4. 請挑出下列程式中的語法錯誤，並修改為正確的版本<text:span text:style-name="T3"> </text:span>(10%) </text:p>
            <text:p text:style-name="P3"><text:line-break/>class Test {</text:p>
            <text:p text:style-name="P3"><text:s text:c="2"/>void main() {</text:p>
            <text:p text:style-name="P3"><text:s text:c="4"/>int sum = 0;</text:p>
            <text:p text:style-name="P3"><text:s text:c="4"/>x = <text:span text:style-name="T12">'</text:span>Hello!<text:span text:style-name="T12">'</text:span>;</text:p>
            <text:p text:style-name="P3"><text:s text:c="4"/>for (i=1; i&lt;=10; i++) <text:span text:style-name="T12">;</text:span> </text:p>
            <text:p text:style-name="P3"><text:s text:c="6"/>sum += i;</text:p>
            <text:p text:style-name="P3"><text:s text:c="2"/>}</text:p>
            <text:p text:style-name="P3">}</text:p>
            <text:p text:style-name="P3"/>
            <text:p text:style-name="P12">修改為正確版本：</text:p>
            <text:p text:style-name="P3"/>
            <text:p text:style-name="P11">class Test {</text:p>
            <text:p text:style-name="P11"><text:s text:c="2"/><text:span text:style-name="T12">public static </text:span>void <text:span text:style-name="T12">M</text:span>ain() {</text:p>
            <text:p text:style-name="P11"><text:s text:c="4"/>int sum = 0;</text:p>
            <text:p text:style-name="P11"><text:s text:c="4"/><text:span text:style-name="T12">string </text:span>x = <text:span text:style-name="T12">"</text:span>Hello!<text:span text:style-name="T12">"</text:span>;</text:p>
            <text:p text:style-name="P11"><text:s text:c="4"/>for (<text:span text:style-name="T12">int</text:span> i=1; i&lt;=10; i++)<text:span text:style-name="T1"> </text:span></text:p>
            <text:p text:style-name="P11"><text:s text:c="6"/>sum += i;</text:p>
            <text:p text:style-name="P11"><text:s text:c="2"/>}</text:p>
            <text:p text:style-name="P11">}</text:p>
          </table:table-cell>
        </table:table-row>
      </table:table>
      <text:p text:style-name="P2"><text:soft-page-break/></text:p>
      <text:p text:style-name="P5">考生姓名： <text:s text:c="47"/>學號： <text:s text:c="43"/></text:p>
      <text:p text:style-name="P2"/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Table_20_Contents"><text:span text:style-name="T6">5. </text:span><text:span text:style-name="T6">請寫一個 C# 函數 <text:s/></text:span><text:span text:style-name="T6">int f(int n) {…} </text:span><text:span text:style-name="T6">可以印出費氏數列的第 n 個值 f(n)，費氏數列定義如下： </text:span><text:span text:style-name="T5">(10%)</text:span></text:p>
            <text:p text:style-name="Table_20_Contents"><text:span text:style-name="T6"><draw:frame draw:style-name="fr1" draw:name="圖形1" text:anchor-type="as-char" svg:y="-1.263cm" svg:width="11.328cm" svg:height="1.667cm" draw:z-index="0"><draw:image xlink:href="Pictures/2000013200002462000004F0A350BA5B.svm" xlink:type="simple" xlink:show="embed" xlink:actuate="onLoad"/></draw:frame></text:span><text:span text:style-name="T6"> <text:s text:c="2"/></text:span></text:p>
            <text:p text:style-name="P8"/>
            <text:p text:style-name="P8"><text:span text:style-name="T10">只要寫以下紅色部分即可：</text:span></text:p>
            <text:p text:style-name="P18">using System;</text:p>
            <text:p text:style-name="P18">class Test {</text:p>
            <text:p text:style-name="P18"><text:s text:c="2"/>public static void Main() {</text:p>
            <text:p text:style-name="P18"><text:s text:c="6"/>Console.WriteLine("f(5)=" + f(5));</text:p>
            <text:p text:style-name="P18"><text:s text:c="2"/>}</text:p>
            <text:p text:style-name="P18"/>
            <text:p text:style-name="P19"><text:s text:c="2"/>public static int f(int n) <text:s/>{</text:p>
            <text:p text:style-name="P19"><text:s text:c="6"/>if (n == 0) return 0;</text:p>
            <text:p text:style-name="P19"><text:s text:c="6"/>if (n == 1) return 1;</text:p>
            <text:p text:style-name="P19"><text:s text:c="6"/>return f(n - 1) + f(n - 2);</text:p>
            <text:p text:style-name="P19"><text:s text:c="2"/>}</text:p>
            <text:p text:style-name="P8"><text:span text:style-name="T10">}</text:span></text:p>
          </table:table-cell>
          <table:table-cell table:style-name="表格3.B1" office:value-type="string">
            <text:p text:style-name="P3">6. <text:span text:style-name="T2">請寫出一個</text:span><text:span text:style-name="T4"> </text:span><text:span text:style-name="T2">C# 函數</text:span><text:span text:style-name="T4"> </text:span><text:span text:style-name="T2">int min(int a[]) {…} 可以傳回陣列</text:span><text:span text:style-name="T4"> </text:span><text:span text:style-name="T2">a 中最小的元素值。(10%)</text:span></text:p>
            <text:p text:style-name="P3"><text:span text:style-name="T2"/></text:p>
            <text:p text:style-name="P9"><text:span text:style-name="T10">using System;</text:span></text:p>
            <text:p text:style-name="P13">class Test {</text:p>
            <text:p text:style-name="P13"><text:s text:c="2"/>public static void Main() {</text:p>
            <text:p text:style-name="P13"><text:s text:c="6"/>int[] a = {7,5,3,8,6};</text:p>
            <text:p text:style-name="P13"><text:s text:c="6"/>Console.WriteLine("min(7, 5, 3, 8, 6) = "</text:p>
            <text:p text:style-name="P13"><text:s text:c="43"/>+min(a));</text:p>
            <text:p text:style-name="P13"><text:s text:c="2"/>}</text:p>
            <text:p text:style-name="P13"/>
            <text:p text:style-name="P14"><text:s text:c="2"/>public static int min(int[] a) <text:s/>{</text:p>
            <text:p text:style-name="P14"><text:s text:c="6"/>int result = int.MaxValue;</text:p>
            <text:p text:style-name="P14"><text:s text:c="6"/>for (int i = 0; i &lt; a.Length; i++)</text:p>
            <text:p text:style-name="P14"><text:s text:c="6"/>{</text:p>
            <text:p text:style-name="P14"><text:s text:c="10"/>if (a[i] &lt; result) result = a[i];</text:p>
            <text:p text:style-name="P14"><text:s text:c="6"/>}</text:p>
            <text:p text:style-name="P14"><text:s text:c="6"/>return result;</text:p>
            <text:p text:style-name="P14"><text:s text:c="2"/>}</text:p>
            <text:p text:style-name="P3"><text:span text:style-name="T11">}</text:span></text:p>
          </table:table-cell>
        </table:table-row>
      </table:table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7"><text:span text:style-name="T1">7. </text:span><text:span text:style-name="T8">請自行設計一個程式，用來說明</text:span><text:span text:style-name="T8">你所知道的 C# 錯誤處理機制 </text:span><text:span text:style-name="T8">(評分方式：範例必需自行設計，與上課範例越相似分數越低，與其他人的答案或書上的答案越相似，分數也會越低)。(</text:span><text:span text:style-name="T8">10</text:span><text:span text:style-name="T8">%)</text:span></text:p>
            <text:p text:style-name="P8"/>
            <text:p text:style-name="P18">using System;</text:p>
            <text:p text:style-name="P18"/>
            <text:p text:style-name="P18">class Test {</text:p>
            <text:p text:style-name="P18"><text:s text:c="2"/>public static void Main() {</text:p>
            <text:p text:style-name="P18"><text:s text:c="6"/>int[] a = {7,5,3,0,6};</text:p>
            <text:p text:style-name="P18"><text:s text:c="6"/>int t = div(a, 10, 3);</text:p>
            <text:p text:style-name="P18"><text:s text:c="2"/>}</text:p>
            <text:p text:style-name="P18"/>
            <text:p text:style-name="P18"><text:s text:c="2"/>public static int div(int[] a, int i, int j) </text:p>
            <text:p text:style-name="P18"><text:s text:c="2"/>{</text:p>
            <text:p text:style-name="P18"><text:s text:c="6"/>try { // 將陣列 a 的第 i 個元素除以第 j 個元素傳回。</text:p>
            <text:p text:style-name="P18"><text:s text:c="10"/>return a[i]/a[j];</text:p>
            <text:p text:style-name="P18"><text:s text:c="6"/>} catch (Exception e) {</text:p>
            <text:p text:style-name="P18"><text:s text:c="10"/>// 如果 a[j] == 0 或 i, j 超出範圍，都可能會錯。</text:p>
            <text:p text:style-name="P18"><text:s text:c="10"/>Console.WriteLine(e); // 印出錯誤訊息。</text:p>
            <text:p text:style-name="P18"><text:s text:c="10"/>throw e; // 將錯誤再度丟出。</text:p>
            <text:p text:style-name="P18"><text:s text:c="6"/>}</text:p>
            <text:p text:style-name="P18"><text:s text:c="2"/>}</text:p>
            <text:p text:style-name="P18">}</text:p>
            <text:p text:style-name="P8"/>
            <text:p text:style-name="P8"/>
            <text:p text:style-name="P8"/>
            <text:p text:style-name="P6"/>
          </table:table-cell>
          <table:table-cell table:style-name="表格4.B1" office:value-type="string">
            <text:p text:style-name="P3">8. <text:span text:style-name="T2">請自行設計一個C# 範例程式，用來說明物件導向中的封裝、繼承、多型等機制。(評分方式：範例必需自行設計，與上課範例越相似分數越低，與其他人的答案或書上的答案越相似，分數也會越低)。(20%)</text:span></text:p>
            <text:p text:style-name="P11"><text:span text:style-name="T2">using System;</text:span></text:p>
            <text:p text:style-name="P13">abstract class Animal { // 物件封裝</text:p>
            <text:p text:style-name="P13"><text:s text:c="4"/>public abstract void act();</text:p>
            <text:p text:style-name="P13">}</text:p>
            <text:p text:style-name="P13">class Bird : Animal { // Bird 繼承 Animal</text:p>
            <text:p text:style-name="P13"><text:s text:c="4"/>public override void act() {</text:p>
            <text:p text:style-name="P13"><text:s text:c="8"/>Console.WriteLine("I can fly!");</text:p>
            <text:p text:style-name="P13"><text:s text:c="4"/>}</text:p>
            <text:p text:style-name="P13">}</text:p>
            <text:p text:style-name="P13">class Dog : Animal { // Dog 繼承 Animal</text:p>
            <text:p text:style-name="P13"><text:s text:c="4"/>public override void act() {</text:p>
            <text:p text:style-name="P13"><text:s text:c="8"/>Console.WriteLine("I can run!");</text:p>
            <text:p text:style-name="P13"><text:s text:c="4"/>}</text:p>
            <text:p text:style-name="P13">}</text:p>
            <text:p text:style-name="P13">class Test {</text:p>
            <text:p text:style-name="P13"><text:s text:c="4"/>public static void Main() {</text:p>
            <text:p text:style-name="P13"><text:s text:c="8"/>Animal[] animals = new Animal[] { </text:p>
            <text:p text:style-name="P13"><text:tab/><text:tab/> <text:s/>new Bird(), new Dog(), new Bird() };</text:p>
            <text:p text:style-name="P13"><text:s text:c="8"/>foreach (Animal a in animals) {</text:p>
            <text:p text:style-name="P13"><text:s text:c="12"/>a.act(); // 多型，同樣的 a.act() 呼叫不同函數。</text:p>
            <text:p text:style-name="P13"><text:s text:c="8"/>}</text:p>
            <text:p text:style-name="P13"><text:s text:c="4"/>}</text:p>
            <text:p text:style-name="P13">}</text:p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MingLiU" svg:font-family="MingLi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軟正黑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5:35:28.75</meta:creation-date>
    <dc:date>2012-11-19T10:49:15.06</dc:date>
    <meta:editing-duration>PT2H29M15S</meta:editing-duration>
    <meta:editing-cycles>16</meta:editing-cycles>
    <meta:generator>LibreOffice/3.5$Windows_x86 LibreOffice_project/7122e39-92ed229-498d286-15e43b4-d70da21</meta:generator>
    <meta:print-date>2012-11-12T16:26:33.19</meta:print-date>
    <meta:document-statistic meta:table-count="4" meta:image-count="1" meta:object-count="0" meta:page-count="2" meta:paragraph-count="129" meta:word-count="784" meta:character-count="3334" meta:non-whitespace-character-count="2557"/>
  </office:meta>
</office:document-meta>
</file>